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0408eb"/>
    </style:style>
    <style:style style:name="P2" style:family="paragraph" style:parent-style-name="Standard">
      <style:text-properties style:font-name="Liberation Sans" officeooo:paragraph-rsid="000408eb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41d6e" officeooo:paragraph-rsid="000408eb"/>
    </style:style>
    <style:style style:name="P4" style:family="paragraph" style:parent-style-name="Standard">
      <style:paragraph-properties fo:text-align="center" style:justify-single-word="false"/>
      <style:text-properties style:font-name="Liberation Sans" style:text-underline-style="solid" style:text-underline-width="auto" style:text-underline-color="font-color" officeooo:paragraph-rsid="000408eb"/>
    </style:style>
    <style:style style:name="P5" style:family="paragraph" style:parent-style-name="Standard">
      <style:text-properties style:font-name="Liberation Sans" fo:font-style="italic" officeooo:paragraph-rsid="000408eb" style:font-style-asian="italic" style:font-style-complex="italic"/>
    </style:style>
    <style:style style:name="P6" style:family="paragraph" style:parent-style-name="Table_20_Contents">
      <style:text-properties style:font-name="Liberation Sans" officeooo:paragraph-rsid="000408eb"/>
    </style:style>
    <style:style style:name="T1" style:family="text">
      <style:text-properties officeooo:rsid="000c2e23"/>
    </style:style>
    <style:style style:name="T2" style:family="text">
      <style:text-properties officeooo:rsid="00053324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041d6e"/>
    </style:style>
    <style:style style:name="T5" style:family="text">
      <style:text-properties style:font-name="Liberation Sans" officeooo:rsid="000c2e23"/>
    </style:style>
    <style:style style:name="T6" style:family="text">
      <style:text-properties style:font-name="Liberation Sans" officeooo:rsid="0005b67c"/>
    </style:style>
    <style:style style:name="T7" style:family="text">
      <style:text-properties fo:font-variant="normal" fo:text-transform="none" style:font-name="Inter" fo:font-size="9.60000038146973pt" fo:letter-spacing="normal" fo:font-style="normal" fo:font-weight="normal"/>
    </style:style>
    <style:style style:name="T8" style:family="text">
      <style:text-properties officeooo:rsid="0005b67c"/>
    </style:style>
    <style:style style:name="T9" style:family="text">
      <style:text-properties officeooo:rsid="0006ac12"/>
    </style:style>
    <style:style style:name="T10" style:family="text">
      <style:text-properties officeooo:rsid="0008aa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 :</text:p>
      <text:p text:style-name="P3">Prénom :</text:p>
      <text:p text:style-name="P3">Date :</text:p>
      <text:p text:style-name="P4">Travail réflexif : « M<text:span text:style-name="T8">anger en classe</text:span><text:span text:style-name="T2"> »</text:span></text:p>
      <text:p text:style-name="P2"/>
      <text:p text:style-name="P1"><text:span text:style-name="T3">1.</text:span><text:span text:style-name="T7"> </text:span><text:span text:style-name="T4">P</text:span><text:span text:style-name="T3">ourquoi est-ce que j</text:span><text:span text:style-name="T6">e mange en classe</text:span><text:span text:style-name="T5"> ?</text:span><text:span text:style-name="T3"> (environ 5 lignes)</text:span></text:p>
      <text:p text:style-name="P5">Réfléchis aux raisons <text:span text:style-name="T8">qui te poussent à manger en classe</text:span><text:span text:style-name="T1">. E</text:span><text:span text:style-name="T8">st-ce parce que tu as faim, que tu t’ennuies, autre chose ?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</table:table-cell>
        </table:table-row>
      </table:table>
      <text:p text:style-name="P2"/>
      <text:p text:style-name="P2">2. <text:span text:style-name="T1">Comment le fait de </text:span><text:span text:style-name="T8">manger en classe affecte-t-il mon apprentissage et mon comportement</text:span> ? (environ 5 lignes)</text:p>
      <text:p text:style-name="P5">Explique comment <text:span text:style-name="T8">manger en classe peut nuire à ta concentration et en ta capacité à suivre en classe. Pense également à l’impact que ça peut avoir sur tes camarades et ta professeure. Comment cela affecte-t-il l’ambiance de la classe ?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</table:table-cell>
        </table:table-row>
      </table:table>
      <text:p text:style-name="P2"/>
      <text:p text:style-name="P2">3. Q<text:span text:style-name="T9">uelles solutions puis-je envisager pour éviter de manger en classe</text:span> ? (environ 10 lignes)</text:p>
      <text:p text:style-name="P5">Réfléchis <text:span text:style-name="T10">à des stratégies pour ne plus jamais manger en classe. Par exemple, ne plus prendre à manger pour le collège, ou bien prendre un petit-déjeuner copieux. Pense également à des activités plus constructives pour t’occuper si tu t’ennuies en classe.</text:span></text:p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10:53:10.959000000</meta:creation-date>
    <dc:date>2025-05-05T11:01:46.449000000</dc:date>
    <meta:editing-duration>PT8M34S</meta:editing-duration>
    <meta:editing-cycles>4</meta:editing-cycles>
    <meta:generator>LibreOffice/7.4.3.2$Windows_X86_64 LibreOffice_project/1048a8393ae2eeec98dff31b5c133c5f1d08b890</meta:generator>
    <meta:document-statistic meta:table-count="3" meta:image-count="0" meta:object-count="0" meta:page-count="1" meta:paragraph-count="34" meta:word-count="186" meta:character-count="1915" meta:non-whitespace-character-count="1762"/>
  </office:meta>
</office:document-meta>
</file>